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907cm" style:rel-column-width="18916*"/>
    </style:style>
    <style:style style:name="Tabelle1.B" style:family="table-column">
      <style:table-column-properties style:column-width="12.093cm" style:rel-column-width="46619*"/>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text-underline-style="solid" style:text-underline-width="auto" style:text-underline-color="font-color" officeooo:rsid="001679fa" officeooo:paragraph-rsid="00202ea4"/>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1679fa"/>
    </style:style>
    <style:style style:name="P4" style:family="paragraph" style:parent-style-name="Text_20_body">
      <style:paragraph-properties fo:text-align="justify" style:justify-single-word="false"/>
      <style:text-properties officeooo:rsid="00152d3d" officeooo:paragraph-rsid="00152d3d"/>
    </style:style>
    <style:style style:name="P5" style:family="paragraph" style:parent-style-name="Text_20_body">
      <style:paragraph-properties fo:text-align="justify" style:justify-single-word="false"/>
      <style:text-properties officeooo:rsid="00152d3d" officeooo:paragraph-rsid="00468c6b"/>
    </style:style>
    <style:style style:name="P6" style:family="paragraph" style:parent-style-name="Text_20_body">
      <style:paragraph-properties fo:text-align="justify" style:justify-single-word="false"/>
      <style:text-properties officeooo:rsid="0016d7fc" officeooo:paragraph-rsid="00423ada"/>
    </style:style>
    <style:style style:name="P7" style:family="paragraph" style:parent-style-name="Text_20_body">
      <style:paragraph-properties fo:text-align="justify" style:justify-single-word="false"/>
      <style:text-properties officeooo:rsid="00423ada" officeooo:paragraph-rsid="00423ada"/>
    </style:style>
    <style:style style:name="P8" style:family="paragraph" style:parent-style-name="Text_20_body">
      <style:text-properties officeooo:rsid="0043574c" officeooo:paragraph-rsid="0043574c"/>
    </style:style>
    <style:style style:name="P9" style:family="paragraph" style:parent-style-name="Text_20_body">
      <style:paragraph-properties fo:text-align="justify" style:justify-single-word="false"/>
      <style:text-properties officeooo:rsid="00447560" officeooo:paragraph-rsid="00447560"/>
    </style:style>
    <style:style style:name="P10" style:family="paragraph" style:parent-style-name="Text_20_body">
      <style:paragraph-properties fo:text-align="justify" style:justify-single-word="false"/>
      <style:text-properties officeooo:rsid="00447560" officeooo:paragraph-rsid="00728d91"/>
    </style:style>
    <style:style style:name="P11" style:family="paragraph" style:parent-style-name="Text_20_body">
      <style:paragraph-properties fo:text-align="justify" style:justify-single-word="false"/>
      <style:text-properties officeooo:rsid="004607db" officeooo:paragraph-rsid="004607db"/>
    </style:style>
    <style:style style:name="P12" style:family="paragraph" style:parent-style-name="Text_20_body">
      <style:paragraph-properties fo:text-align="justify" style:justify-single-word="false"/>
      <style:text-properties style:font-name="Liberation Serif" officeooo:rsid="0043574c" officeooo:paragraph-rsid="00152d3d"/>
    </style:style>
    <style:style style:name="P13" style:family="paragraph" style:parent-style-name="Text_20_body">
      <style:paragraph-properties fo:text-align="justify" style:justify-single-word="false"/>
      <style:text-properties officeooo:rsid="00665b48" officeooo:paragraph-rsid="0073fe28"/>
    </style:style>
    <style:style style:name="P14" style:family="paragraph" style:parent-style-name="Text_20_body">
      <style:paragraph-properties fo:text-align="justify" style:justify-single-word="false"/>
      <style:text-properties officeooo:rsid="00728d91" officeooo:paragraph-rsid="00728d91"/>
    </style:style>
    <style:style style:name="P15" style:family="paragraph" style:parent-style-name="Text_20_body">
      <style:paragraph-properties fo:text-align="justify" style:justify-single-word="false"/>
      <style:text-properties officeooo:rsid="0073fe28" officeooo:paragraph-rsid="0073fe28"/>
    </style:style>
    <style:style style:name="P16" style:family="paragraph" style:parent-style-name="Text_20_body">
      <style:paragraph-properties fo:text-align="justify" style:justify-single-word="false"/>
      <style:text-properties officeooo:rsid="0074ca2c" officeooo:paragraph-rsid="0074ca2c"/>
    </style:style>
    <style:style style:name="P17" style:family="paragraph" style:parent-style-name="Text_20_body">
      <style:paragraph-properties fo:text-align="justify" style:justify-single-word="false"/>
      <style:text-properties style:font-name="Courier 10 Pitch" officeooo:rsid="0074ca2c" officeooo:paragraph-rsid="0074ca2c"/>
    </style:style>
    <style:style style:name="P18" style:family="paragraph" style:parent-style-name="Text_20_body">
      <style:paragraph-properties fo:text-align="justify" style:justify-single-word="false"/>
      <style:text-properties officeooo:rsid="00202ea4" officeooo:paragraph-rsid="0073fe28"/>
    </style:style>
    <style:style style:name="P19" style:family="paragraph" style:parent-style-name="Text_20_body">
      <style:text-properties officeooo:rsid="0077e0a2" officeooo:paragraph-rsid="0077e0a2"/>
    </style:style>
    <style:style style:name="P20" style:family="paragraph" style:parent-style-name="Text_20_body">
      <style:paragraph-properties fo:margin-left="1.251cm" fo:margin-right="0cm" fo:text-align="justify" style:justify-single-word="false" fo:text-indent="0cm" style:auto-text-indent="false"/>
      <style:text-properties officeooo:rsid="00152d3d" officeooo:paragraph-rsid="00152d3d"/>
    </style:style>
    <style:style style:name="P21" style:family="paragraph" style:parent-style-name="Footnote">
      <style:paragraph-properties fo:text-align="justify" style:justify-single-word="false"/>
      <style:text-properties officeooo:rsid="00447560" officeooo:paragraph-rsid="00447560"/>
    </style:style>
    <style:style style:name="P22" style:family="paragraph" style:parent-style-name="Footnote">
      <style:paragraph-properties fo:text-align="justify" style:justify-single-word="false"/>
      <style:text-properties officeooo:rsid="004607db" officeooo:paragraph-rsid="004607db"/>
    </style:style>
    <style:style style:name="P23" style:family="paragraph" style:parent-style-name="Footnote">
      <style:paragraph-properties fo:text-align="justify" style:justify-single-word="false"/>
      <style:text-properties officeooo:rsid="0016d7fc" officeooo:paragraph-rsid="0016d7fc"/>
    </style:style>
    <style:style style:name="P24" style:family="paragraph" style:parent-style-name="Table_20_Contents">
      <style:paragraph-properties fo:text-align="justify" style:justify-single-word="false"/>
      <style:text-properties officeooo:rsid="0073fe28" officeooo:paragraph-rsid="0073fe28"/>
    </style:style>
    <style:style style:name="P25" style:family="paragraph" style:parent-style-name="Table_20_Contents">
      <style:paragraph-properties fo:text-align="justify" style:justify-single-word="false"/>
      <style:text-properties fo:font-weight="bold" officeooo:rsid="0073fe28" officeooo:paragraph-rsid="0073fe28" style:font-weight-asian="bold" style:font-weight-complex="bold"/>
    </style:style>
    <style:style style:name="P26" style:family="paragraph" style:parent-style-name="Text_20_body">
      <loext:graphic-properties draw:fill="none"/>
      <style:paragraph-properties fo:margin-top="0.199cm" fo:margin-bottom="0.25cm" loext:contextual-spacing="false" fo:background-color="transparent" style:writing-mode="page"/>
      <style:text-properties officeooo:rsid="0077e0a2" officeooo:paragraph-rsid="0077e0a2"/>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Heading_20_1">
      <style:paragraph-properties fo:text-align="justify" style:justify-single-word="false"/>
      <style:text-properties officeooo:rsid="00136a82" officeooo:paragraph-rsid="00136a82"/>
    </style:style>
    <style:style style:name="P30" style:family="paragraph" style:parent-style-name="Heading_20_1">
      <style:text-properties officeooo:rsid="0067b355" officeooo:paragraph-rsid="0067b355"/>
    </style:style>
    <style:style style:name="P31" style:family="paragraph" style:parent-style-name="Heading_20_1">
      <style:paragraph-properties fo:text-align="justify" style:justify-single-word="false" fo:break-before="page"/>
      <style:text-properties officeooo:rsid="00152d3d" officeooo:paragraph-rsid="00152d3d"/>
    </style:style>
    <style:style style:name="P32" style:family="paragraph" style:parent-style-name="Heading_20_2">
      <style:text-properties officeooo:rsid="0043574c" officeooo:paragraph-rsid="0043574c"/>
    </style:style>
    <style:style style:name="P33" style:family="paragraph" style:parent-style-name="Heading_20_2">
      <style:text-properties officeooo:rsid="00468c6b" officeooo:paragraph-rsid="00468c6b"/>
    </style:style>
    <style:style style:name="P34" style:family="paragraph" style:parent-style-name="Heading_20_2">
      <style:paragraph-properties fo:break-before="page"/>
      <style:text-properties officeooo:rsid="0074ca2c" officeooo:paragraph-rsid="0074ca2c"/>
    </style:style>
    <style:style style:name="T1" style:family="text">
      <style:text-properties style:font-name="Liberation Serif"/>
    </style:style>
    <style:style style:name="T2" style:family="text">
      <style:text-properties style:font-name="Liberation Serif" officeooo:rsid="00318aac"/>
    </style:style>
    <style:style style:name="T3" style:family="text">
      <style:text-properties style:font-name="Liberation Serif" officeooo:rsid="0038800e"/>
    </style:style>
    <style:style style:name="T4" style:family="text">
      <style:text-properties style:font-name="Liberation Serif" officeooo:rsid="0043574c"/>
    </style:style>
    <style:style style:name="T5" style:family="text">
      <style:text-properties fo:font-style="italic" style:font-style-asian="italic" style:font-style-complex="italic"/>
    </style:style>
    <style:style style:name="T6" style:family="text">
      <style:text-properties fo:font-style="italic" officeooo:rsid="00423ada" style:font-style-asian="italic" style:font-style-complex="italic"/>
    </style:style>
    <style:style style:name="T7" style:family="text">
      <style:text-properties fo:font-style="italic" officeooo:rsid="0043574c" style:font-style-asian="italic" style:font-style-complex="italic"/>
    </style:style>
    <style:style style:name="T8" style:family="text">
      <style:text-properties officeooo:rsid="001679fa"/>
    </style:style>
    <style:style style:name="T9" style:family="text">
      <style:text-properties officeooo:rsid="0021588d"/>
    </style:style>
    <style:style style:name="T10" style:family="text">
      <style:text-properties style:font-name="Courier 10 Pitch"/>
    </style:style>
    <style:style style:name="T11" style:family="text">
      <style:text-properties style:font-name="Courier 10 Pitch" officeooo:rsid="001679fa"/>
    </style:style>
    <style:style style:name="T12" style:family="text">
      <style:text-properties style:font-name="Courier 10 Pitch" officeooo:rsid="00447560"/>
    </style:style>
    <style:style style:name="T13" style:family="text">
      <style:text-properties officeooo:rsid="00381bf5"/>
    </style:style>
    <style:style style:name="T14" style:family="text">
      <style:text-properties officeooo:rsid="0038800e"/>
    </style:style>
    <style:style style:name="T15" style:family="text">
      <style:text-properties officeooo:rsid="00423ada"/>
    </style:style>
    <style:style style:name="T16" style:family="text">
      <style:text-properties officeooo:rsid="0016d7fc"/>
    </style:style>
    <style:style style:name="T17" style:family="text">
      <style:text-properties officeooo:rsid="0043574c"/>
    </style:style>
    <style:style style:name="T18" style:family="text">
      <style:text-properties officeooo:rsid="00447560"/>
    </style:style>
    <style:style style:name="T19" style:family="text">
      <style:text-properties officeooo:rsid="00468c6b"/>
    </style:style>
    <style:style style:name="T20" style:family="text">
      <style:text-properties officeooo:rsid="00472789"/>
    </style:style>
    <style:style style:name="T21" style:family="text">
      <style:text-properties officeooo:rsid="0056f1da"/>
    </style:style>
    <style:style style:name="T22" style:family="text">
      <style:text-properties officeooo:rsid="005a0a0b"/>
    </style:style>
    <style:style style:name="T23" style:family="text">
      <style:text-properties officeooo:rsid="00728d91"/>
    </style:style>
    <style:style style:name="T24" style:family="text">
      <style:text-properties officeooo:rsid="0073fe28"/>
    </style:style>
    <style:style style:name="T25" style:family="text">
      <style:text-properties officeooo:rsid="0074ca2c"/>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7"><text:a xlink:type="simple" xlink:href="#__RefHeading___Toc17_1048489542" text:style-name="Internet_20_link" text:visited-style-name="Visited_20_Internet_20_Link">Vorwort<text:tab/>2</text:a></text:p>
          <text:p text:style-name="P28"><text:a xlink:type="simple" xlink:href="#__RefHeading___Toc898_1080811754" text:style-name="Internet_20_link" text:visited-style-name="Visited_20_Internet_20_Link">Dieses seltsamen 3 Buchstaben<text:tab/>2</text:a></text:p>
          <text:p text:style-name="P27"><text:a xlink:type="simple" xlink:href="#__RefHeading___Toc19_1048489542" text:style-name="Internet_20_link" text:visited-style-name="Visited_20_Internet_20_Link">Installation<text:tab/>3</text:a></text:p>
          <text:p text:style-name="P28"><text:a xlink:type="simple" xlink:href="#__RefHeading___Toc884_1080811754" text:style-name="Internet_20_link" text:visited-style-name="Visited_20_Internet_20_Link">Das Archiv<text:tab/>3</text:a></text:p>
          <text:p text:style-name="P28"><text:a xlink:type="simple" xlink:href="#__RefHeading___Toc21_1048489542" text:style-name="Internet_20_link" text:visited-style-name="Visited_20_Internet_20_Link">Varianten der Bibliothek<text:tab/>3</text:a></text:p>
          <text:p text:style-name="P28"><text:a xlink:type="simple" xlink:href="#__RefHeading___Toc23_1048489542" text:style-name="Internet_20_link" text:visited-style-name="Visited_20_Internet_20_Link">Die Mapskripte<text:tab/>3</text:a></text:p>
          <text:p text:style-name="P27"><text:a xlink:type="simple" xlink:href="#__RefHeading___Toc1255_258710214" text:style-name="Internet_20_link" text:visited-style-name="Visited_20_Internet_20_Link">Erste Schritte bei der Verwendung<text:tab/>4</text:a></text:p>
          <text:p text:style-name="P28"><text:a xlink:type="simple" xlink:href="#__RefHeading___Toc25_1048489542" text:style-name="Internet_20_link" text:visited-style-name="Visited_20_Internet_20_Link">DEBUG aktivieren<text:tab/>4</text:a></text:p>
          <text:p text:style-name="P28"><text:a xlink:type="simple" xlink:href="#__RefHeading___Toc1239_2158828593" text:style-name="Internet_20_link" text:visited-style-name="Visited_20_Internet_20_Link">Aufteilung in Abschnitte<text:tab/>5</text:a></text:p>
        </text:index-body>
      </text:table-of-content>
      <text:p text:style-name="P2"/>
      <text:h text:style-name="P31" text:outline-level="1"><text:bookmark-start text:name="__RefHeading___Toc17_1048489542"/>Vorwort<text:bookmark-end text:name="__RefHeading___Toc17_1048489542"/></text:h>
      <text:p text:style-name="P6">Symfonia, oder auch QSB<text:span text:style-name="T22">++</text:span>, hat <text:span text:style-name="T13">es sich zum</text:span> Ziel <text:span text:style-name="T13">gesetzt, </text:span>das Leben des Mappers zu erleichtern. <text:span text:style-name="T15">Viele bekannte und geschätzte Standardfunktionen befinden sich bereits in der QSB und müssen nicht mehr in die eigenen Skripte kopiert werden.</text:span> <text:span text:style-name="T15">U</text:span>m in den Genuss der Vorzüge dieses <text:span text:style-name="T15">Rahmenwerkes (englisch: </text:span>Framework<text:note text:id="ftn1" text:note-class="footnote"><text:note-citation>1</text:note-citation><text:note-body><text:p text:style-name="P23">Framework: ist ein Programmiergerüst, welches vereinfacht und dem Anwender Vorteile gegenüber der nativen Möglichkeiten einer Umgebung bietet, <text:span text:style-name="T9">in der er sich bewegt</text:span>.</text:p></text:note-body></text:note><text:span text:style-name="T15">)</text:span> zu kommen, <text:span text:style-name="T15">muss man sich an einige </text:span><text:span text:style-name="T6">wenige</text:span><text:span text:style-name="T15"> Regeln halten, denn ohne Regeln ist das Leben ein Chaos. Das ist überhaupt nicht kompliziert und macht sogar Spaß! Sobald die Grundregeln beachtet werden, geht Dir das Mappen so leicht von der Hand, wie eine Scheibe Brot zu schmieren.</text:span></text:p>
      <text:p text:style-name="P7">Es ist vollkommen unnötig seine Zeit mit Gedanken wie „jetzt ist alles anders“ oder „ich bin kein Genie“ zu verschwenden. Bei der Programmierung der QSB wurde Wert darauf gelegt, altbewährte Vorgehensweisen beizubehalten und zu erweitern. Zusätzlich sich einige Dinge hinzugekommen, die unkompliziert eingesetzt werden können u<text:span text:style-name="T21">m</text:span> aus den eigenen Maps etwas <text:span text:style-name="T21">besonderes </text:span>zu machen. Dabei sind Kreativität und Individualität keine Grenzen gesetzt! Bald wirst Du in den Genuss der einzigartigen Möglichkeiten kommen, die Dir die QSB anbieten kann.</text:p>
      <text:p text:style-name="P7">Doch zuvor stehen einige Erklärungen aus. Niemand erwartet von Dir sofort alles zu verstehen. Und genau das ist das großartige an Symfonia: es gibt nichts zu verstehen! Die gesamte Handhabe ist intuitiv designt. Und wer einmal den Dreh raus hat, wird nie wieder etwas anderes wollen. Aber genug der langen Vorrede: Jetzt<text:span text:style-name="T16"> werde ich die wichtigsten Dinge erklären, die Du benötigst um Symfonia zu nutzen. Ich werde auf die speziellen Funktionalitäten eingehen, angefangen bei der Installation und den ersten Schritten zur Verwendung bis hin zu einigen speziellen Features.</text:span></text:p>
      <text:h text:style-name="Heading_20_2" text:outline-level="2"><text:bookmark-start text:name="__RefHeading___Toc898_1080811754"/>Dieses seltsamen 3 Buchstaben<text:bookmark-end text:name="__RefHeading___Toc898_1080811754"/></text:h>
      <text:p text:style-name="P11">Symfonia führt ein neues Konzept ein. Es gibt Funktionen, die für den Gebrauch durch den Benutzer gedacht sind. Sie bieten komfortabel<text:span text:style-name="T21">e</text:span> Fehlererkennung und weisen explizit auf falsche Benutzung hin, indem sie eine Fehlermeldung ausgeben und sich danach selbst beenden. Auf diese Weise werden Probleme, wie z.B. Abstürze, verhindert.</text:p>
      <text:p text:style-name="P11">Diese Funktionen sind alle mit dem Präfix API<text:note text:id="ftn2" text:note-class="footnote"><text:note-citation>2</text:note-citation><text:note-body><text:p text:style-name="P22">API: Application Programers Interface (Schnittstelle des Programmierers) bietet dem Anwender Dienste eines geschlossenen Systems nach außen an.</text:p></text:note-body></text:note> gruppiert. Sie können aber mehr als nur Fehler erkennen. Sie erkennen zudem auch, ob sie aus der falschen Skriptumgebung aufgerufen werden. Und falls möglich, rufen sie sich selbstständig in der richtigen Umgebung auf! Sollte dies nicht möglich sein, werfen sie einen Fehler.</text:p>
      <text:h text:style-name="P29" text:outline-level="1"><text:bookmark-start text:name="__RefHeading___Toc19_1048489542"/><text:soft-page-break/>Installation<text:bookmark-end text:name="__RefHeading___Toc19_1048489542"/></text:h>
      <text:h text:style-name="P32" text:outline-level="2"><text:bookmark-start text:name="__RefHeading___Toc884_1080811754"/>Das Archiv<text:bookmark-end text:name="__RefHeading___Toc884_1080811754"/></text:h>
      <text:p text:style-name="P8">Die QSB wird als ZIP-Archiv ausgeliefert. Wenn du es bis hier her geschafft hast, weißt du auch, wie man ein solches Archiv entpackt <text:span text:style-name="T19">und die Anleitungen findet</text:span>. Und viel mehr gibt es dazu auch nicht zu wissen. Du kannst den Ordner an einem beliebigen Ort auf dem Rechner auspacken. Darin enthalten sind alle Dateien, die du benötigst, um die QSB zu verwenden: Eine große Bibliotheksdatei und zwei kleine leere Skripte. Alle drei sind LUA-Dateien.</text:p>
      <text:h text:style-name="P33" text:outline-level="2"><text:bookmark-start text:name="__RefHeading___Toc21_1048489542"/>Varianten der Bibliothek<text:bookmark-end text:name="__RefHeading___Toc21_1048489542"/></text:h>
      <text:p text:style-name="P5">Sobald <text:span text:style-name="T14">D</text:span>u eine neue Map erstellt hast, muss die QSB in die Map <text:span text:style-name="T5">importiert</text:span> werden. <text:span text:style-name="T17">Dazu öffnest Du den Mapeditor und wählst </text:span><text:span text:style-name="T7">Datei &gt; Questbibliothek importieren</text:span><text:span text:style-name="T17">. Nun ist Konzentration gefragt! Navigiere in den Ordner, den Du zuvor entpackt hast, und wähle die Bibliothek aus. Die Bibliothek ist die riesengroße Textdatei mit dem Namen „questsystembehavior“.</text:span></text:p>
      <text:p text:style-name="P5">Ein Release kommt mit <text:span text:style-name="T5">zwei</text:span> Versionen der QSB, die sich <text:span text:style-name="T8">nur</text:span> in einem Punkt unterscheiden: de<text:span text:style-name="T14">r Dateigröße</text:span>. <text:span text:style-name="T17">Alles andere ist von der ersten bis zur letzten Funktion identisch!</text:span></text:p>
      <text:p text:style-name="P4">Sobald <text:span text:style-name="T14">D</text:span>u in den Release-Ordner gegangen bist, wirst Du zwei verschiedene Dateien vorfinden: <text:span text:style-name="T10">questsystembehavior.lua</text:span> und <text:span text:style-name="T10">questsystembehavior_min.lua</text:span><text:span text:style-name="T1">. </text:span></text:p>
      <text:p text:style-name="P20"><text:span text:style-name="T1">Die Datei </text:span><text:span text:style-name="T10">questsystembehavior.lua</text:span><text:span text:style-name="T1"> ist die </text:span><text:span text:style-name="T4">unkomprimierte</text:span><text:span text:style-name="T1"> QSB. </text:span><text:span text:style-name="T4">Das heißt, dass s</text:span><text:span text:style-name="T1">ie noch alle Leerzeichen und Kommentare </text:span><text:span text:style-name="T4">enthält. Sie</text:span><text:span text:style-name="T1"> eignet sich zum stöbern, sollte Dir die Dokumentation nicht ausreichen um Deine Fragen zu klären. </text:span><text:span text:style-name="T3">Sie ist allerdings sehr groß, etwa 1 Megabyte. </text:span><text:span text:style-name="T4">Aus diesem Grund liegt sie auch komprimiert vor.</text:span></text:p>
      <text:p text:style-name="P20"><text:span text:style-name="T1">Die Datei </text:span><text:span text:style-name="T10">questsystembehavior_min.lua</text:span><text:span text:style-name="T1"> wurde auf ein </text:span><text:span text:style-name="T2">M</text:span><text:span text:style-name="T1">inimum </text:span><text:span text:style-name="T4">reduziert</text:span><text:span text:style-name="T1">, sodass sie etwa um die Hälfte weniger Speicherplatz benötigt. </text:span><text:span text:style-name="T4">Es wurden unnötige Leerzeichen und Kommentare entfernt, genauso wie Namen von Variablen gekürzt. Alles das macht den</text:span><text:span text:style-name="T1"> Code </text:span><text:span text:style-name="T4">für den Menschen</text:span><text:span text:style-name="T1"> sehr unleserlich. </text:span><text:span text:style-name="T4">Aber der benötigte Speicherplatz hat sich um etwa die Hälfte reduziert.</text:span></text:p>
      <text:p text:style-name="P12">Welche der Dateien Du importierst, ist vollkommen Deiner Einschätzung überlassen. Beide Dateien bieten Dir den exakt gleichen Funktionsumfang. Dir entstehen also keine Nachteile, wenn du die minimierte Bibliothek anstelle der traditionellen benutzt!</text:p>
      <text:h text:style-name="Heading_20_2" text:outline-level="2"><text:bookmark-start text:name="__RefHeading___Toc23_1048489542"/>Die Mapskripte<text:bookmark-end text:name="__RefHeading___Toc23_1048489542"/></text:h>
      <text:p text:style-name="P10">Ein kleiner Nachteil der QSB ist, dass sie nicht mit den Mapskripten kompatibel ist, die der Mapeditor ausspuckt. Darum müssen die mitgelieferten Dateien verwendet werden. <text:span text:style-name="T8">Im Ordner </text:span><text:span text:style-name="T11">src</text:span><text:span text:style-name="T8"> befinden sich sich die Vorlagen </text:span><text:span text:style-name="T11">mapscript.lua</text:span><text:span text:style-name="T8"> und </text:span><text:span text:style-name="T11">localmapscript.lua</text:span><text:span text:style-name="T8">. Diese Dateien müssen <text:s/>in deine Map importiert werden, damit sie gespielt werden kann! Du kannst die Skripte unverändert verwenden und gleich Beginnen Quests im Assistenten zu erstellen. Natürlich kannst Du auch eigene Funktionen hinzufügen.</text:span></text:p>
      <text:p text:style-name="P9"><text:soft-page-break/>Um dies zu tun, musst <text:span text:style-name="T20">D</text:span>u den Expertenmodus aktivieren. Im Expertenmodus können die Kartenskripte importiert und exportiert werden. Bitte lasse <text:span text:style-name="T20">D</text:span>ich nicht von der Bezeichnung „<text:span text:style-name="T20">Expertenmodus“ </text:span>oder dem <text:span text:style-name="T23">unsinnigen </text:span>Warnhinweis abschrecken! Klar besteht die Möglichkeit viel falsch zu machen, aber dafür gibt es ja die QSB. Mit ihr reduziert sich das Risiko auf ein Minimum! Sobald die Kartenskripte importiert sind, kann es losgehen!</text:p>
      <text:h text:style-name="P30" text:outline-level="1"><text:bookmark-start text:name="__RefHeading___Toc1255_258710214"/>Erste Schritte bei der Verwendung<text:bookmark-end text:name="__RefHeading___Toc1255_258710214"/></text:h>
      <text:p text:style-name="P13">Die QSB kann wie gewöhnt mit dem Assistenten im Karteneditor verwendet werden. Alle Standardfunktionen stehen Dir zur Verfügung. <text:span text:style-name="T24">Die QSB kann noch weitere Dinge, auf die jedoch nicht in diesem Dokument eingegangen werden. Diese erweiterten Features werden im Dokument „AdvancedUserGuide.pdf“ genauer beleuchtet.</text:span></text:p>
      <text:p text:style-name="P18">Für eine Anleitung zum Auftragsassistenten des Editors konsultiere bitte das SEED Handbuch.</text:p>
      <text:h text:style-name="Heading_20_2" text:outline-level="2"><text:bookmark-start text:name="__RefHeading___Toc25_1048489542"/>DEBUG aktivieren<text:bookmark-end text:name="__RefHeading___Toc25_1048489542"/></text:h>
      <text:p text:style-name="P3"><text:span text:style-name="T18">Bevor Du in den kreativen Schöpfungsprozess einsteigst, möchtest Du vielleicht den Debug</text:span><text:span text:style-name="T18"><text:note text:id="ftn3" text:note-class="footnote"><text:note-citation>3</text:note-citation><text:note-body><text:p text:style-name="P21">Debug: Kommt aus der Sprache der Software-Entwickler. Fehler werden aus Bugs (Käfer) bezeichnet. Fehler beseitigen bedeutet also Ungeziefer auszumerzen, das einem das Leben schwer macht. <text:span text:style-name="T20">Begebe dich auf Kakerla-kenjagt und lösche die Fehler alle aus!</text:span></text:p></text:note-body></text:note></text:span><text:span text:style-name="T18"> aktivieren, um Fehler schneller entdecken zu können. Im Debug-Mode können auch Cheats verwendet und Kommandos eingegeben werden. Der Debug wird aktiviert mit dem Behavior </text:span><text:span text:style-name="T12">Reward_DEBUG</text:span><text:span text:style-name="T18">.</text:span></text:p>
      <text:p text:style-name="P14">Die folgenden Funktionen können alle eigenständig aktiviert oder deaktiviert werden:</text:p>
      <table:table table:name="Tabelle1" table:style-name="Tabelle1">
        <table:table-column table:style-name="Tabelle1.A"/>
        <table:table-column table:style-name="Tabelle1.B"/>
        <table:table-row>
          <table:table-cell table:style-name="Tabelle1.A1" office:value-type="string">
            <text:p text:style-name="P25">Option</text:p>
          </table:table-cell>
          <table:table-cell table:style-name="Tabelle1.B1" office:value-type="string">
            <text:p text:style-name="P25">Beschreibung</text:p>
          </table:table-cell>
        </table:table-row>
        <table:table-row>
          <table:table-cell table:style-name="Tabelle1.A2" office:value-type="string">
            <text:p text:style-name="P24">Quests zur Laufzeit prüfen</text:p>
          </table:table-cell>
          <table:table-cell table:style-name="Tabelle1.B2" office:value-type="string">
            <text:p text:style-name="P24">Die Behavior eines Auftrages werden zuerst geprüft, bevor die Ausgeführt werden. Tritt ein Fehler auf, wird der Auftrag gestoppt und eine Fehlermeldung angezeigt.</text:p>
          </table:table-cell>
        </table:table-row>
        <table:table-row>
          <table:table-cell table:style-name="Tabelle1.A2" office:value-type="string">
            <text:p text:style-name="P24">Questverfolgung</text:p>
          </table:table-cell>
          <table:table-cell table:style-name="Tabelle1.B2" office:value-type="string">
            <text:p text:style-name="P24">Bei jeder Änderung des Status eines Auftrages wird eine Meldung auf dem Bildschirm angezeigt.</text:p>
          </table:table-cell>
        </table:table-row>
        <table:table-row>
          <table:table-cell table:style-name="Tabelle1.A2" office:value-type="string">
            <text:p text:style-name="P24">Cheats aktivieren</text:p>
          </table:table-cell>
          <table:table-cell table:style-name="Tabelle1.B2" office:value-type="string">
            <text:p text:style-name="P24">Aktiviert die altbekannten Cheats des Spiels. Für eine Liste der Cheats siehe die Dokumentation.</text:p>
          </table:table-cell>
        </table:table-row>
        <table:table-row>
          <table:table-cell table:style-name="Tabelle1.A2" office:value-type="string">
            <text:p text:style-name="P24">Eingabe aktivieren</text:p>
          </table:table-cell>
          <table:table-cell table:style-name="Tabelle1.B2" office:value-type="string">
            <text:p text:style-name="P24">Aktiviert eine Eingabeaufforderung mit einfachen Befehlen. Die Eingabe wird mit <text:span text:style-name="T10">SHIFT + ^</text:span> begonnen und mit <text:span text:style-name="T10">Enter</text:span> bestätigt. Für eine Liste der Befehle siehe die Dokumentation.</text:p>
          </table:table-cell>
        </table:table-row>
      </table:table>
      <text:p text:style-name="P26">Die Cheats sind prinzipiell die gleichen, mit denen das Spiel ausgeliefert wurde. Einige wenige wurden hinzugefügt. In der Dokumentation findest Du eine Auflistung der Cheats.</text:p>
      <text:p text:style-name="P19">Mit der Eingabe kannst Du Befehle nutzen, mit denen z.B. der Ablauf der Quests beeinflusst werden kann. So können Quests übersprungen, beendet oder gestartet werden, falls dies nicht von selbst passiert. Damit kann man auch bei falscher Verknüpfung weitertesten.</text:p>
      <text:p text:style-name="P19">Auch hierfür gibt es eine Auflistung in der Dokumentation.</text:p>
      <text:h text:style-name="P34" text:outline-level="2"><text:bookmark-start text:name="__RefHeading___Toc1239_2158828593"/>Aufteilung in Abschnitte<text:bookmark-end text:name="__RefHeading___Toc1239_2158828593"/></text:h>
      <text:p text:style-name="P15">Eine Map ist nichts ohne eine Geschichte. In einem Spiel werden Geschichten durch Quests erzählt. Der Spieler muss Aufträge erledigen um die Handlung voranzutreiben. <text:span text:style-name="T25">Folglich musst Du deine Geschichte in Aufträge gliedern. Man kann jedoch leicht den Überblick verlieren, da es vermutlich eine größere Anzahl geben wird. Deshalb bietet sich die Einteilung in Abschnitte an. Jeder Auftrag bekommt einen Abschnitts-Präfix vor seinen Namen.</text:span></text:p>
      <text:p text:style-name="P17">K1Q1_Langvogt_werden<text:line-break/>K1Q2_Verlorene_Schafe_finden<text:line-break/>K1Q3_Belohnung_Schafe_gefunden<text:line-break/>K1Q4_Wolfsangrif<text:line-break/>...</text:p>
      <text:p text:style-name="P16">Der Editor wird die Aufträge entsprechend geordnet im Assistenten anzeigen. Du solltest Dich nicht nur auf Abschnitts- und Auftragsnummer verlassen! Eine kurze Zusammenfassung was in dem Quest passiert, erhöht die Übersichtlichke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Standard"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3d563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Unbenannt1" style:family="paragraph" style:parent-style-name="Preformatted_20_Text">
      <style:text-properties style:font-name="Courier New" fo:font-family="'Courier New'" style:font-style-name="Standard" style:font-family-generic="modern" style:font-pitch="fixed"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Courier New1" style:font-family-asian="'Courier New'" style:font-family-generic-asian="modern" style:font-pitch-asian="fixed" style:font-size-asian="10pt" style:font-name-complex="Liberation Mono1" style:font-family-complex="'Liberation Mono'" style:font-family-generic-complex="modern" style:font-pitch-complex="fixed" style:font-size-complex="10pt"/>
    </style:style>
    <style:style style:name="Code" style:family="paragraph">
      <loext:graphic-properties draw:fill="solid" draw:fill-color="#d5e0ee" draw:fill-image-width="0cm" draw:fill-image-height="0cm"/>
      <style:paragraph-properties fo:margin-top="0cm" fo:margin-bottom="0.3cm" loext:contextual-spacing="false" fo:background-color="#d5e0ee" fo:padding="0.101cm" fo:border="0.06pt dotted #000000" style:shadow="none" style:writing-mode="page"/>
      <style:text-properties style:font-name="Liberation Mono" fo:font-family="'Liberation Mono'" style:font-style-name="Standard" style:font-family-generic="modern" style:font-pitch="fixed" fo:font-size="10pt"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text-underline-style="solid" style:text-underline-width="auto" style:text-underline-color="font-color" officeooo:rsid="001679fa" officeooo:paragraph-rsid="00202ea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ymfonia: Getting Started<text:tab/><text:tab/><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09:36:43.352431628</meta:creation-date>
    <dc:date>2019-02-25T22:14:02.954000000</dc:date>
    <meta:editing-duration>PT3H46M51S</meta:editing-duration>
    <meta:editing-cycles>68</meta:editing-cycles>
    <meta:generator>LibreOffice/5.4.5.1$Windows_X86_64 LibreOffice_project/79c9829dd5d8054ec39a82dc51cd9eff340dbee8</meta:generator>
    <meta:document-statistic meta:table-count="1" meta:image-count="0" meta:object-count="0" meta:page-count="5" meta:paragraph-count="57" meta:word-count="1290" meta:character-count="8937" meta:non-whitespace-character-count="7701"/>
  </office:meta>
</office:document-meta>
</file>